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5291in"/>
    </style:style>
    <style:style style:name="co3" style:family="table-column">
      <style:table-column-properties fo:break-before="auto" style:column-width="0.6335in"/>
    </style:style>
    <style:style style:name="co4" style:family="table-column">
      <style:table-column-properties fo:break-before="auto" style:column-width="1.5071in"/>
    </style:style>
    <style:style style:name="co5" style:family="table-column">
      <style:table-column-properties fo:break-before="auto" style:column-width="1.7807in"/>
    </style:style>
    <style:style style:name="co6" style:family="table-column">
      <style:table-column-properties fo:break-before="auto" style:column-width="2.0646in"/>
    </style:style>
    <style:style style:name="ro1" style:family="table-row">
      <style:table-row-properties style:row-height="0.178in" fo:break-before="auto" style:use-optimal-row-height="true"/>
    </style:style>
    <style:style style:name="ro2" style:family="table-row">
      <style:table-row-properties style:row-height="0.211in" fo:break-before="auto" style:use-optimal-row-height="true"/>
    </style:style>
    <style:style style:name="ro3" style:family="table-row">
      <style:table-row-properties style:row-height="0.611in" fo:break-before="auto" style:use-optimal-row-height="true"/>
    </style:style>
    <style:style style:name="ro4" style:family="table-row">
      <style:table-row-properties style:row-height="1.0047in" fo:break-before="auto" style:use-optimal-row-height="true"/>
    </style:style>
    <style:style style:name="ro5" style:family="table-row">
      <style:table-row-properties style:row-height="1.7929in" fo:break-before="auto" style:use-optimal-row-height="true"/>
    </style:style>
    <style:style style:name="ro6" style:family="table-row">
      <style:table-row-properties style:row-height="1.3984in" fo:break-before="auto" style:use-optimal-row-height="true"/>
    </style:style>
    <style:style style:name="ro7" style:family="table-row">
      <style:table-row-properties style:row-height="0.8083in" fo:break-before="auto" style:use-optimal-row-height="true"/>
    </style:style>
    <style:style style:name="ro8" style:family="table-row">
      <style:table-row-properties style:row-height="2.9744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order-bottom="0.06pt solid #000000" fo:background-color="#ffcc99" fo:border-left="0.06pt solid #000000" fo:border-right="none" fo:border-top="0.06pt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ackground-color="#ffcc99" fo:border="0.06pt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none" fo:border-left="0.06pt solid #000000" fo:padding-bottom="0.0193in" fo:padding-left="0.0138in" fo:padding-right="0.0138in" fo:padding-top="0.0193in" fo:border-right="0.06pt solid #000000" fo:border-top="non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order-left="0.06pt solid #000000" fo:padding-bottom="0.0193in" fo:padding-left="0.0138in" fo:padding-right="0.0138in" fo:padding-top="0.0193in" fo:border-right="0.06pt solid #000000" fo:border-top="none"/>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number-columns-repeated="2" table:default-cell-style-name="Default"/>
        <table:table-row table:style-name="ro1">
          <table:table-cell/>
          <table:table-cell office:value-type="string">
            <text:p>Tài sản</text:p>
          </table:table-cell>
          <table:table-cell/>
          <table:table-cell office:value-type="string">
            <text:p>Tiêu sản</text:p>
          </table:table-cell>
        </table:table-row>
        <table:table-row table:style-name="ro1">
          <table:table-cell table:number-columns-repeated="2"/>
          <table:table-cell office:value-type="string">
            <text:p>Triệu</text:p>
          </table:table-cell>
          <table:table-cell/>
        </table:table-row>
        <table:table-row table:style-name="ro1">
          <table:table-cell/>
          <table:table-cell office:value-type="string">
            <text:p>Tiết kiệm SacomBank</text:p>
          </table:table-cell>
          <table:table-cell table:number-columns-repeated="2"/>
        </table:table-row>
        <table:table-row table:style-name="ro1">
          <table:table-cell/>
          <table:table-cell office:value-type="string">
            <text:p>Tiế kiệm AgriBank</text:p>
          </table:table-cell>
          <table:table-cell office:value-type="float" office:value="240">
            <text:p>240</text:p>
          </table:table-cell>
          <table:table-cell/>
        </table:table-row>
        <table:table-row table:style-name="ro1">
          <table:table-cell/>
          <table:table-cell office:value-type="string">
            <text:p>Cổ phiếu</text:p>
          </table:table-cell>
          <table:table-cell office:value-type="float" office:value="180">
            <text:p>180</text:p>
          </table:table-cell>
          <table:table-cell/>
        </table:table-row>
        <table:table-row table:style-name="ro1">
          <table:table-cell/>
          <table:table-cell office:value-type="string">
            <text:p>Trung</text:p>
          </table:table-cell>
          <table:table-cell office:value-type="float" office:value="20">
            <text:p>20</text:p>
          </table:table-cell>
          <table:table-cell/>
        </table:table-row>
        <table:table-row table:style-name="ro1">
          <table:table-cell/>
          <table:table-cell office:value-type="string">
            <text:p>Nhà</text:p>
          </table:table-cell>
          <table:table-cell office:value-type="float" office:value="655">
            <text:p>655</text:p>
          </table:table-cell>
          <table:table-cell/>
        </table:table-row>
        <table:table-row table:style-name="ro1">
          <table:table-cell/>
          <table:table-cell office:value-type="string">
            <text:p>Khác</text:p>
          </table:table-cell>
          <table:table-cell office:value-type="float" office:value="35">
            <text:p>35</text:p>
          </table:table-cell>
          <table:table-cell/>
        </table:table-row>
        <table:table-row table:style-name="ro1">
          <table:table-cell/>
          <table:table-cell table:style-name="ce1" office:value-type="string">
            <text:p>Tổng</text:p>
          </table:table-cell>
          <table:table-cell table:style-name="ce1" table:formula="of:=SUM([.C3:.C8])" office:value-type="float" office:value="1130">
            <text:p>1130</text:p>
          </table:table-cell>
          <table:table-cell/>
        </table:table-row>
      </table:table>
      <table:table table:name="Sheet2" table:style-name="ta1">
        <table:table-column table:style-name="co3" table:default-cell-style-name="ce3"/>
        <table:table-column table:style-name="co4" table:default-cell-style-name="ce5"/>
        <table:table-column table:style-name="co5" table:default-cell-style-name="ce5"/>
        <table:table-column table:style-name="co6" table:number-columns-repeated="2" table:default-cell-style-name="ce5"/>
        <table:table-column table:style-name="co1" table:default-cell-style-name="ce5"/>
        <table:table-row table:style-name="ro1" table:number-rows-repeated="3">
          <table:table-cell table:style-name="Default" table:number-columns-repeated="6"/>
        </table:table-row>
        <table:table-row table:style-name="ro2">
          <table:table-cell table:style-name="ce2" office:value-type="string">
            <text:p>STT</text:p>
          </table:table-cell>
          <table:table-cell table:style-name="ce4" office:value-type="string">
            <text:p>Nhóm Tiêu chí</text:p>
          </table:table-cell>
          <table:table-cell table:style-name="ce4" office:value-type="string">
            <text:p>Tiêu chí</text:p>
          </table:table-cell>
          <table:table-cell table:style-name="ce4" office:value-type="string">
            <text:p>Thang điểm</text:p>
          </table:table-cell>
          <table:table-cell table:style-name="ce4" office:value-type="string">
            <text:p>Nguyễn Thị Thúy</text:p>
          </table:table-cell>
          <table:table-cell table:style-name="ce4" office:value-type="string">
            <text:p>Nguyễn Thanh Phong</text:p>
          </table:table-cell>
        </table:table-row>
        <table:table-row table:style-name="ro3">
          <table:table-cell office:value-type="float" office:value="1">
            <text:p>1</text:p>
          </table:table-cell>
          <table:table-cell office:value-type="string">
            <text:p>Thái độ</text:p>
          </table:table-cell>
          <table:table-cell office:value-type="string">
            <text:p>Thái độ làm việc</text:p>
          </table:table-cell>
          <table:table-cell/>
          <table:table-cell office:value-type="string">
            <text:p>Nghiêm túc, có tinh thần trách nhiệm. Dễ dàng thích nghi trong các môi trường mới.</text:p>
            <text:p/>
            <text:p>Điểm: 10/10</text:p>
          </table:table-cell>
          <table:table-cell office:value-type="string">
            <text:p>Tích cực trong công việc. Dễ dàng thích nghi trong các môi trường mới. Cần phát huy tính chủ động.</text:p>
            <text:p>Điểm: 9/10</text:p>
          </table:table-cell>
        </table:table-row>
        <table:table-row table:style-name="ro4">
          <table:table-cell office:value-type="float" office:value="2">
            <text:p>2</text:p>
          </table:table-cell>
          <table:table-cell table:style-name="ce6" office:value-type="string">
            <text:p>Kỹ năng</text:p>
          </table:table-cell>
          <table:table-cell office:value-type="string">
            <text:p>Giải quyết vấn đề</text:p>
          </table:table-cell>
          <table:table-cell/>
          <table:table-cell office:value-type="string">
            <text:p>Khả năng tự xử lý các vấn đề khó trong lập trình, về công nghệ tốt.</text:p>
            <text:p/>
            <text:p/>
            <text:p/>
            <text:p>Điểm: 9/10</text:p>
          </table:table-cell>
          <table:table-cell office:value-type="string">
            <text:p>Chưa tốt trong quá trình phân tích. Chủ động giải quyết các khó khăn về lập trình, về công nghệ.</text:p>
            <text:p/>
            <text:p>Điểm: 9/10</text:p>
          </table:table-cell>
        </table:table-row>
        <table:table-row table:style-name="ro5">
          <table:table-cell office:value-type="float" office:value="3">
            <text:p>3</text:p>
          </table:table-cell>
          <table:table-cell table:style-name="ce6"/>
          <table:table-cell office:value-type="string">
            <text:p>Phối hợp nhóm</text:p>
          </table:table-cell>
          <table:table-cell/>
          <table:table-cell office:value-type="string">
            <text:p>Chủ động phân tich công việc rõ ràng giữa các mô đun nên có nhiều thuận lợi về sau.</text:p>
            <text:p>Do các mô đun hơi tách biệt nên việc phối hợp triển khai mã nguồn không gặp rắc rối; chưa có tình huống, xử cố rõ ràng để thử thách các bạn.</text:p>
            <text:p>Điểm: 7/10</text:p>
          </table:table-cell>
          <table:table-cell office:value-type="string">
            <text:p>Chưa chủ động phối hợp, thống nhất trong đội dự án trước khi thực hiện.</text:p>
            <text:p/>
            <text:p/>
            <text:p/>
            <text:p/>
            <text:p/>
            <text:p/>
            <text:p/>
            <text:p>Điểm: 7/10</text:p>
          </table:table-cell>
        </table:table-row>
        <table:table-row table:style-name="ro4">
          <table:table-cell office:value-type="float" office:value="4">
            <text:p>4</text:p>
          </table:table-cell>
          <table:table-cell table:style-name="ce7"/>
          <table:table-cell office:value-type="string">
            <text:p>Áp dụng qui trình</text:p>
          </table:table-cell>
          <table:table-cell/>
          <table:table-cell office:value-type="string">
            <text:p>Có phương pháp và áp dụng được một phần qui trình phát triển phần mềm vào đề tài. </text:p>
            <text:p/>
            <text:p/>
            <text:p/>
            <text:p>Điểm: 8/10</text:p>
          </table:table-cell>
          <table:table-cell office:value-type="string">
            <text:p>Chưa quen với qui trình làm một dự án phần mềm nên mất nhiều thời gian làm quen. Có tiến bộ nhiều trong thời gian làm đề tài.</text:p>
            <text:p>Điểm: 7/10</text:p>
          </table:table-cell>
        </table:table-row>
        <table:table-row table:style-name="ro6">
          <table:table-cell office:value-type="float" office:value="5">
            <text:p>5</text:p>
          </table:table-cell>
          <table:table-cell office:value-type="string">
            <text:p>Kiến thức</text:p>
          </table:table-cell>
          <table:table-cell office:value-type="string">
            <text:p>Khả năng học tập</text:p>
          </table:table-cell>
          <table:table-cell/>
          <table:table-cell office:value-type="string">
            <text:p>- Có thể tìm hiểu, áp dụng công nghệ mới nhanh như Struts framework, Google App Engine.</text:p>
            <text:p>- Học và áp dụng được cơ bản qui trình phát triển phần mềm RUP và qui trình của Fsoft.</text:p>
            <text:p>Điểm: 9/10</text:p>
          </table:table-cell>
          <table:table-cell office:value-type="string">
            <text:p>Có thể tìm hiểu, áp dụng công nghệ mới nhanh như lập trình di động Android.</text:p>
            <text:p/>
            <text:p/>
            <text:p/>
            <text:p/>
            <text:p/>
            <text:p>Điểm: 9/10</text:p>
          </table:table-cell>
        </table:table-row>
        <table:table-row table:style-name="ro7">
          <table:table-cell office:value-type="float" office:value="6">
            <text:p>6</text:p>
          </table:table-cell>
          <table:table-cell office:value-type="string">
            <text:p>Nội dung, chất lượng công việc của đề tài/dự án</text:p>
          </table:table-cell>
          <table:table-cell office:value-type="string">
            <text:p>Lập kế hoạch, tiến độ</text:p>
          </table:table-cell>
          <table:table-cell/>
          <table:table-cell office:value-type="string">
            <text:p>Có tham gia lập kế hoạch của dự án. Tiến độ có tăng dần về cuối.</text:p>
            <text:p>Các mốc kết thúc các sản phẩm trong quá trình (milestone) bị trễ. Báo cáo trong quá trình cũng không đầy đủ.</text:p>
            <text:p/>
            <text:p>Điểm: 7.5/10</text:p>
          </table:table-cell>
          <table:table-cell office:value-type="string">
            <text:p>Có tham gia lập kế hoạch của dự án. Tiến độ có tăng dần về cuối.</text:p>
            <text:p>Các mốc kết thúc các sản phẩm trong quá trình (milestone) bị trễ.</text:p>
            <text:p>Báo cáo trong quá trình cũng không đầy đủ.</text:p>
            <text:p>Điểm: 7/10</text:p>
          </table:table-cell>
        </table:table-row>
        <table:table-row table:style-name="ro8">
          <table:table-cell office:value-type="float" office:value="7">
            <text:p>7</text:p>
          </table:table-cell>
          <table:table-cell/>
          <table:table-cell office:value-type="string">
            <text:p>Kết quả trong dự án</text:p>
          </table:table-cell>
          <table:table-cell/>
          <table:table-cell office:value-type="string">
            <text:p>Xây dựng được khung chương trình, áp dụng được mô hình lập trình MVC, phân tầng rõ ràng, kiến trúc giao tiếp giữa các tầng tốt. Điều này đặc biệt thuận lợi để nâng cấp sản phẩm trong tương lai.</text:p>
            <text:p>Hạn chế:</text:p>
            <text:p>- Chưa có thẩm mỹ trong thiết kế giao diện.</text:p>
            <text:p>- Các chức năng cơ bản chạy được; chưa được trau chuốt, chưa xử lý các tình huống ngoại lệ</text:p>
            <text:p>- Khối lượng công việc về xử lý nghiệp vụ, công nghệ lớn nên còn nhiều hạn chế trong việc áp dụng qui trình, kiểm soát chất lượng của dự án.</text:p>
            <text:p>- Giai đoạn kiểm thử và khắc phục lỗi chưa thực hiện.</text:p>
            <text:p>Điểm: 8.5/10</text:p>
          </table:table-cell>
          <table:table-cell office:value-type="string">
            <text:p>Xây dựng được cơ chế nạp tiền, trưng bày sản phẩm, gởi tin khuyến mãi trên Android.</text:p>
            <text:p>Hoàn thành được 2 mô đun trên hệ điều hành Android: Tổng đài (cho server) và client (cho người dùng).</text:p>
            <text:p>Hạn chế:</text:p>
            <text:p>Chưa hoàn thành mô đun cho nhân viên giao hàng.</text:p>
            <text:p/>
            <text:p/>
            <text:p/>
            <text:p/>
            <text:p/>
            <text:p/>
            <text:p/>
            <text:p/>
            <text:p/>
            <text:p>- Giai đoạn kiểm thử và khắc phục lỗi chưa thực hiện.</text:p>
            <text:p>Điểm: 8.5/1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mily-generic="roman"/>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number number:decimal-places="0" number:min-integer-digits="1" number:grouping="true"/>
      <number:text> </number:text>
    </number:number-style>
    <number:number-style style:name="N122">
      <number:text>(</number:text>
      <number:number number:decimal-places="0" number:min-integer-digits="1" number:grouping="true"/>
      <number:text>)</number:text>
      <style:map style:condition="value()&gt;=0" style:apply-style-name="N122P0"/>
    </number:number-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07">03/07/2013</text:date>, <text:time>08:00:2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9T09:31:10</meta:creation-date>
    <meta:editing-duration>PT1H23M11S</meta:editing-duration>
    <meta:editing-cycles>4</meta:editing-cycles>
    <meta:generator>LibreOffice/3.4$Unix LibreOffice_project/340m1$Build-602</meta:generator>
    <dc:date>2013-03-07T08:00:24</dc:date>
    <meta:document-statistic meta:table-count="2" meta:cell-count="54" meta:object-count="0"/>
  </office:meta>
</office:document-meta>
</file>